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5d29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1" style:family="text">
      <style:text-properties officeooo:rsid="01562745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PCAL</text:user-defined></text:span><text:span text:style-name="T6">-</text:span><text:span text:style-name="T6"><text:user-defined style:data-style-name="N0" text:name="Folio1">37352</text:user-defined></text:span><text:span text:style-name="T6">-</text:span><text:span text:style-name="T6"><text:user-defined style:data-style-name="N0" text:name="Reference">TD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Cables Limited</text:user-defined></text:span><text:span text:style-name="T9"><text:s/></text:span><text:span text:style-name="T10">(</text:span><text:span text:style-name="T10"><text:user-defined style:data-style-name="N0" text:name="CoTicker">PCAL</text:user-defined></text:span><text:span text:style-name="T10">)-</text:span><text:span text:style-name="T9"> Foli</text:span><text:span text:style-name="T11">o # </text:span><text:span text:style-name="T11"><text:user-defined style:data-style-name="N0" text:name="Folio1">37352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/LTC/PCAL/1009/25</text:user-defined></text:span><text:span text:style-name="T14">,</text:span></text:p>
        </text:list-item>
      </text:list>
      <text:p text:style-name="P9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0" loext:marker-style-name="T2"><text:span text:style-name="T17">Certificate number</text:span><text:span text:style-name="T19">s 9900002175, 9900002176, 43073, and 43074</text:span><text:span text:style-name="T17"> for =</text:span><text:span text:style-name="T19">403</text:span><text:span text:style-name="T17">= shares duly transferred in my name</text:span><text:span text:style-name="T20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1">the above mentioned</text:span> shares into Book Entry Form, <text:span text:style-name="T21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3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3">CNIC</text:span><text:span text:style-name="T13">: 35202-2834819-5</text:span></text:p>
            <text:p text:style-name="P17" loext:marker-style-name="T2"><text:span text:style-name="T24">Contact: </text:span><text:span text:style-name="T13">0301 443 0802</text:span></text:p>
            <text:p text:style-name="P18" loext:marker-style-name="T2"><text:span text:style-name="T23">Email</text:span><text:span text:style-name="T13">: Ilyas.Khan@yahoo.com</text:span></text:p>
          </table:table-cell>
        </table:table-row>
      </table:table>
      <text:p text:style-name="P19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8f4e3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PCAL</text:user-defined></text:span><text:span text:style-name="MT3">-</text:span><text:span text:style-name="MT3"><text:user-defined style:data-style-name="N0" text:name="Folio1">37352</text:user-defined></text:span><text:span text:style-name="MT3">-</text:span><text:span text:style-name="MT4"><text:user-defined style:data-style-name="N0" text:name="Reference">TD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6T16:06:48.587060400</dc:date>
    <meta:editing-cycles>677</meta:editing-cycles>
    <meta:editing-duration>P3DT10H23M39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7" meta:character-count="960" meta:non-whitespace-character-count="851"/>
    <meta:user-defined meta:name="CoTicker">PCAL</meta:user-defined>
    <meta:user-defined meta:name="Company">Pakistan Cables Limited</meta:user-defined>
    <meta:user-defined meta:name="FatherCNIC">35200-1521538-7</meta:user-defined>
    <meta:user-defined meta:name="Folio1">37352</meta:user-defined>
    <meta:user-defined meta:name="Reference" meta:value-type="string">TD-25-01</meta:user-defined>
    <meta:user-defined meta:name="ReferenceReceiving" meta:value-type="string">CDC/LTC/PCAL/1009/25</meta:user-defined>
  </office:meta>
</office:document-meta>
</file>